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fa9e" officeooo:paragraph-rsid="0005fa9e"/>
    </style:style>
    <style:style style:name="P2" style:family="paragraph" style:parent-style-name="Standard">
      <style:text-properties style:font-name="monospace" fo:font-size="11.25pt"/>
    </style:style>
    <style:style style:name="P3" style:family="paragraph" style:parent-style-name="Standard">
      <style:text-properties style:font-name="monospace" fo:font-size="11.25pt" officeooo:rsid="0005fa9e" officeooo:paragraph-rsid="0005fa9e"/>
    </style:style>
    <style:style style:name="P4" style:family="paragraph" style:parent-style-name="Standard">
      <style:text-properties fo:font-weight="bold" officeooo:rsid="0008f801" officeooo:paragraph-rsid="0008f801" style:font-weight-asian="bold" style:font-weight-complex="bold"/>
    </style:style>
    <style:style style:name="P5" style:family="paragraph" style:parent-style-name="Standard">
      <style:text-properties fo:font-weight="normal" officeooo:rsid="0008f801" officeooo:paragraph-rsid="0008f801" style:font-weight-asian="normal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officeooo:rsid="000710f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7f0055" style:font-name="Monospace" fo:font-size="10pt" style:font-size-asian="10pt" style:font-weight-complex="normal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style:font-size-asian="10pt" fo:background-color="#d4d4d4"/>
    </style:style>
    <style:style style:name="T7" style:family="text">
      <style:text-properties fo:color="#000000" style:font-name="Monospace" fo:font-size="10pt" officeooo:rsid="000a228a" style:font-size-asian="10pt"/>
    </style:style>
    <style:style style:name="T8" style:family="text">
      <style:text-properties fo:color="#0000c0" style:font-name="Monospace" fo:font-size="10pt" fo:font-style="italic" style:font-size-asian="10pt" style:font-style-asian="italic"/>
    </style:style>
    <style:style style:name="T9" style:family="text">
      <style:text-properties fo:color="#2a00ff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essment Check.</text:p>
      <text:p text:style-name="P4">1)</text:p>
      <text:p text:style-name="P3">*** This program will find the average of 5 numbers ***</text:p>
      <text:p text:style-name="P2">Please enter 0 number:1</text:p>
      <text:p text:style-name="P2">Please enter 1 number:2</text:p>
      <text:p text:style-name="P2">Please enter 2 number:3</text:p>
      <text:p text:style-name="P2">Please enter 3 number:4</text:p>
      <text:p text:style-name="P2">Please enter 4 number:5</text:p>
      <text:p text:style-name="P2">The average of 5 numbers is 3</text:p>
      <text:p text:style-name="P2">Average of the positive numbers is 3</text:p>
      <text:p text:style-name="P1"/>
      <text:p text:style-name="P1"/>
      <text:p text:style-name="P1">1, 2, 3, 4, 5 <text:span text:style-name="T1">=(3,3)</text:span></text:p>
      <text:p text:style-name="P1">5, 10, 15, 20, -25<text:span text:style-name="T1">=(5,12)</text:span></text:p>
      <text:p text:style-name="P1">5, -5, 0, 0, 0<text:span text:style-name="T1">= (0,5)</text:span></text:p>
      <text:p text:style-name="P1">5, -5, 10, -10, 0 <text:span text:style-name="T1">= (0,7)</text:span></text:p>
      <text:p text:style-name="P1">-1, -2, -3, -4, -5<text:span text:style-name="T1">= (-3, all numbers are negative)</text:span></text:p>
      <text:p text:style-name="P1"/>
      <text:p text:style-name="P4">2)</text:p>
      <text:p text:style-name="P5">eight </text:p>
      <text:p text:style-name="P5">Final Value 10</text:p>
      <text:p text:style-name="P5"/>
      <text:p text:style-name="P4">3)</text:p>
      <text:p text:style-name="P4"><text:span text:style-name="T4">int</text:span><text:span text:style-name="T5"> i = 10;</text:span></text:p>
      <text:p text:style-name="P6"><text:span text:style-name="T5">i--;</text:span></text:p>
      <text:p text:style-name="P6"><text:span text:style-name="T6">System</text:span><text:span text:style-name="T5">.</text:span><text:span text:style-name="T8">out</text:span><text:span text:style-name="T5">.println(i);<text:tab/><text:tab/></text:span></text:p>
      <text:p text:style-name="P6"><text:span text:style-name="T5">--i;<text:tab/><text:tab/><text:tab/> <text:s text:c="2"/></text:span></text:p>
      <text:p text:style-name="P6"><text:span text:style-name="T6">System</text:span><text:span text:style-name="T5">.</text:span><text:span text:style-name="T8">out</text:span><text:span text:style-name="T5">.println(i);<text:tab/><text:tab/></text:span></text:p>
      <text:p text:style-name="P6"><text:span text:style-name="T6">System</text:span><text:span text:style-name="T5">.</text:span><text:span text:style-name="T8">out</text:span><text:span text:style-name="T5">.println(++i);<text:tab/></text:span></text:p>
      <text:p text:style-name="P6"><text:span text:style-name="T6">System</text:span><text:span text:style-name="T5">.</text:span><text:span text:style-name="T8">out</text:span><text:span text:style-name="T5">.println(i++);<text:tab/></text:span></text:p>
      <text:p text:style-name="P6"><text:span text:style-name="T6">System</text:span><text:span text:style-name="T5">.</text:span><text:span text:style-name="T8">out</text:span><text:span text:style-name="T5">.println(i);<text:tab/></text:span></text:p>
      <text:p text:style-name="P6"><text:span text:style-name="T6">System</text:span><text:span text:style-name="T5">.</text:span><text:span text:style-name="T8">out</text:span><text:span text:style-name="T5">.println(--i);<text:tab/></text:span></text:p>
      <text:p text:style-name="P6"><text:span text:style-name="T6">System</text:span><text:span text:style-name="T5">.</text:span><text:span text:style-name="T8">out</text:span><text:span text:style-name="T5">.println(i--);<text:tab/></text:span></text:p>
      <text:p text:style-name="P6"><text:span text:style-name="T6">System</text:span><text:span text:style-name="T5">.</text:span><text:span text:style-name="T8">out</text:span><text:span text:style-name="T5">.println(i);<text:tab/></text:span></text:p>
      <text:p text:style-name="P7"/>
      <text:p text:style-name="P6"><text:span text:style-name="T3">if</text:span><text:span text:style-name="T5"> (i++ == 8)<text:tab/><text:tab/>/</text:span><text:span text:style-name="T7">prints out 8 than adds one to change it to 9</text:span></text:p>
      <text:p text:style-name="P6"><text:span text:style-name="T6">System</text:span><text:span text:style-name="T5">.</text:span><text:span text:style-name="T8">out</text:span><text:span text:style-name="T5">.println(</text:span><text:span text:style-name="T9">"Eight"</text:span><text:span text:style-name="T5">);</text:span></text:p>
      <text:p text:style-name="P6"><text:span text:style-name="T5"/></text:p>
      <text:p text:style-name="P6"><text:span text:style-name="T5">--i; //</text:span><text:span text:style-name="T7">was added to subtract 1 from 9 to bring it back down to 8</text:span></text:p>
      <text:p text:style-name="P6"><text:span text:style-name="T5"><text:tab/><text:tab/></text:span></text:p>
      <text:p text:style-name="P6"><text:span text:style-name="T3">if</text:span><text:span text:style-name="T5"> (++i == 9) <text:s/>//</text:span><text:span text:style-name="T7">adds 1 to 8 before printing to print the number 9</text:span></text:p>
      <text:p text:style-name="P6"><text:span text:style-name="T6">System</text:span><text:span text:style-name="T5">.</text:span><text:span text:style-name="T8">out</text:span><text:span text:style-name="T5">.println(</text:span><text:span text:style-name="T9">"Nine"</text:span><text:span text:style-name="T5">);</text:span></text:p>
      <text:p text:style-name="P6"><text:span text:style-name="T5"/></text:p>
      <text:p text:style-name="P6"><text:span text:style-name="T5">++i; //</text:span><text:span text:style-name="T7">adds 1 to 9 to change it to 10 to make the final value print the same as the initialized variable</text:span></text:p>
      <text:p text:style-name="P6"><text:span text:style-name="T5"><text:tab/><text:tab/></text:span></text:p>
      <text:p text:style-name="P4"><text:span text:style-name="T6">System</text:span><text:span text:style-name="T5">.</text:span><text:span text:style-name="T8">out</text:span><text:span text:style-name="T5">.println(</text:span><text:span text:style-name="T9">"Final value "</text:span><text:span text:style-name="T5"> + i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7:52:53.241561991</meta:creation-date>
    <dc:date>2017-10-24T08:22:21.002425157</dc:date>
    <meta:editing-duration>PT8M4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39" meta:word-count="181" meta:character-count="1030" meta:non-whitespace-character-count="868"/>
  </office:meta>
</office:document-meta>
</file>